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charset="x-symbol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roman" style:font-charset="x-symbol"/>
  </office:font-face-decls>
  <office:automatic-styles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4.41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508cm"/>
    </style:style>
    <style:style style:name="co7" style:family="table-column">
      <style:table-column-properties fo:break-before="auto" style:column-width="2.953cm"/>
    </style:style>
    <style:style style:name="co8" style:family="table-column">
      <style:table-column-properties fo:break-before="auto" style:column-width="2.794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1.302cm"/>
    </style:style>
    <style:style style:name="co11" style:family="table-column">
      <style:table-column-properties fo:break-before="auto" style:column-width="1.575cm"/>
    </style:style>
    <style:style style:name="co12" style:family="table-column">
      <style:table-column-properties fo:break-before="auto" style:column-width="1.588cm"/>
    </style:style>
    <style:style style:name="co13" style:family="table-column">
      <style:table-column-properties fo:break-before="auto" style:column-width="5.302cm"/>
    </style:style>
    <style:style style:name="co14" style:family="table-column">
      <style:table-column-properties fo:break-before="auto" style:column-width="1.937cm"/>
    </style:style>
    <style:style style:name="co15" style:family="table-column">
      <style:table-column-properties fo:break-before="auto" style:column-width="6.223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Var._20_discrète_20_-_20_Diag._20_Bâtonnets">
      <style:table-properties table:display="true" style:writing-mode="lr-tb"/>
    </style:style>
    <style:style style:name="ta2" style:family="table" style:master-page-name="PageStyle_5f_Avec_20_les_20_fonctions_20_Excel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2e75b6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1" loext:color-type="theme">
          <loext:transformation loext:type="lummod" loext:value="7500"/>
        </loext:char-complex-color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fo:border="0.74pt solid #000000" style:rotation-align="none"/>
    </style:style>
    <style:style style:name="ce1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155">
      <style:table-cell-properties style:diagonal-bl-tr="none" style:diagonal-tl-br="none" fo:border="0.74pt solid #000000" style:rotation-align="non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ed7d31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2" loext:color-type="theme"/>
      </style:text-properties>
    </style:style>
    <style:style style:name="ce20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2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 style:data-style-name="N11">
      <style:table-cell-properties style:rotation-align="none"/>
      <style:text-properties fo:color="#80808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b05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b05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1" fo:font-size="11pt" fo:font-weight="bold" style:text-underline-style="none" style:text-underline-color="font-color" style:text-line-through-type="none" fo:font-style="normal" style:text-outline="false" fo:text-shadow="none" style:text-position="super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Symbol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style:font-name="Calibri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r. discrète - Diag. Bâtonne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3" table:number-columns-repeated="16367" table:default-cell-style-name="Default"/>
        <table:table-row table:style-name="ro1">
          <table:table-cell table:style-name="ce1" office:value-type="string" calcext:value-type="string">
            <text:p>Exercice 2.1 Variable numérique discrète</text:p>
          </table:table-cell>
          <table:table-cell table:number-columns-repeated="13"/>
          <table:table-cell table:style-name="ce29" office:value-type="string" calcext:value-type="string">
            <text:p>Données</text:p>
          </table:table-cell>
          <table:table-cell table:style-name="ce1" office:value-type="string" calcext:value-type="string">
            <text:p>Tableau pour les bâtonnets</text:p>
          </table:table-cell>
          <table:table-cell table:number-columns-repeated="16368"/>
        </table:table-row>
        <table:table-row table:style-name="ro2">
          <table:table-cell table:number-columns-repeated="14"/>
          <table:table-cell table:style-name="ce30"/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Données</text:p>
          </table:table-cell>
          <table:table-cell table:style-name="ce5" office:value-type="string" calcext:value-type="string">
            <text:p>Xi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-2" calcext:value-type="float">
            <text:p>-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-5" calcext:value-type="float">
            <text:p>-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-3" calcext:value-type="float">
            <text:p>-3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table:style-name="ce31" office:value-type="float" office:value="-5" calcext:value-type="float">
            <text:p>-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" office:value-type="string" calcext:value-type="string">
            <text:p>Données ordonnées</text:p>
          </table:table-cell>
          <table:table-cell table:style-name="ce5" office:value-type="string" calcext:value-type="string">
            <text:p>Xi*</text:p>
          </table:table-cell>
          <table:table-cell table:style-name="ce9" office:value-type="float" office:value="-5" calcext:value-type="float">
            <text:p>-5</text:p>
          </table:table-cell>
          <table:table-cell table:number-columns-repeated="2" table:style-name="ce9" office:value-type="float" office:value="-3" calcext:value-type="float">
            <text:p>-3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style-name="ce31" office:value-type="float" office:value="-3" calcext:value-type="float">
            <text:p>-3</text:p>
          </table:table-cell>
          <table:table-cell table:number-columns-repeated="16369"/>
        </table:table-row>
        <table:table-row table:style-name="ro3">
          <table:table-cell table:number-columns-repeated="14"/>
          <table:table-cell table:style-name="ce31" office:value-type="float" office:value="-3" calcext:value-type="float">
            <text:p>-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3">
          <table:table-cell/>
          <table:table-cell table:style-name="ce4" office:value-type="string" calcext:value-type="string">
            <text:p>Valeur observée Xi*</text:p>
          </table:table-cell>
          <table:table-cell table:style-name="ce4" office:value-type="string" calcext:value-type="string">
            <text:p>Effectifs ni</text:p>
          </table:table-cell>
          <table:table-cell table:style-name="ce4" office:value-type="string" calcext:value-type="string">
            <text:p>Xi<text:span text:style-name="T1">2</text:span></text:p>
          </table:table-cell>
          <table:table-cell table:style-name="ce15" office:value-type="string" calcext:value-type="string">
            <text:p>Fréquence</text:p>
          </table:table-cell>
          <table:table-cell table:style-name="ce4" office:value-type="string" calcext:value-type="string">
            <text:p>Eff. Cumulés</text:p>
          </table:table-cell>
          <table:table-cell table:style-name="ce4" office:value-type="string" calcext:value-type="string">
            <text:p>Ni x Xi</text:p>
          </table:table-cell>
          <table:table-cell table:style-name="ce4" office:value-type="string" calcext:value-type="string">
            <text:p>Ni x Xi<text:span text:style-name="T1">2</text:span></text:p>
          </table:table-cell>
          <table:table-cell table:style-name="ce15" office:value-type="string" calcext:value-type="string">
            <text:p>Ecart absolu </text:p>
          </table:table-cell>
          <table:table-cell table:style-name="ce17"/>
          <table:table-cell table:style-name="ce26" table:number-columns-repeated="4"/>
          <table:table-cell table:style-name="ce31" office:value-type="float" office:value="-2" calcext:value-type="float">
            <text:p>-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number-columns-repeated="10"/>
          <table:table-cell table:style-name="ce26" table:number-columns-repeated="4"/>
          <table:table-cell table:style-name="ce31" office:value-type="float" office:value="-1" calcext:value-type="float">
            <text:p>-1</text:p>
          </table:table-cell>
          <table:table-cell table:number-columns-repeated="16369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13" table:formula="of:=[.B8]*[.B8]" office:value-type="float" office:value="225" calcext:value-type="float">
            <text:p>225</text:p>
          </table:table-cell>
          <table:table-cell table:style-name="ce16" table:formula="of:=[.C8]/[.$C$17]" office:value-type="float" office:value="0.0645161290322581" calcext:value-type="float">
            <text:p>0,065</text:p>
          </table:table-cell>
          <table:table-cell table:style-name="ce19" table:formula="of:=[.F7]+[.C8]" office:value-type="float" office:value="2" calcext:value-type="float">
            <text:p>2</text:p>
          </table:table-cell>
          <table:table-cell table:style-name="ce13" table:formula="of:=[.B8]*[.C8]" office:value-type="float" office:value="30" calcext:value-type="float">
            <text:p>30</text:p>
          </table:table-cell>
          <table:table-cell table:style-name="ce13" table:formula="of:=[.C8]*[.B8]*[.B8]" office:value-type="float" office:value="450" calcext:value-type="float">
            <text:p>450</text:p>
          </table:table-cell>
          <table:table-cell table:style-name="ce24" table:formula="of:=ABS([.C8]*([.B8]-[.$G$18]))" office:value-type="float" office:value="8.70967741935484" calcext:value-type="float">
            <text:p>8,71</text:p>
          </table:table-cell>
          <table:table-cell/>
          <table:table-cell table:style-name="ce26" table:number-columns-repeated="4"/>
          <table:table-cell table:style-name="ce31"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3">
          <table:table-cell/>
          <table:table-cell table:style-name="ce6" office:value-type="float" office:value="16" calcext:value-type="float">
            <text:p>16</text:p>
          </table:table-cell>
          <table:table-cell table:style-name="ce10" office:value-type="float" office:value="4" calcext:value-type="float">
            <text:p>4</text:p>
          </table:table-cell>
          <table:table-cell table:style-name="ce13" table:formula="of:=[.B9]*[.B9]" office:value-type="float" office:value="256" calcext:value-type="float">
            <text:p>256</text:p>
          </table:table-cell>
          <table:table-cell table:style-name="ce16" table:formula="of:=[.C9]/[.$C$17]" office:value-type="float" office:value="0.129032258064516" calcext:value-type="float">
            <text:p>0,129</text:p>
          </table:table-cell>
          <table:table-cell table:style-name="ce19" table:formula="of:=[.F8]+[.C9]" office:value-type="float" office:value="6" calcext:value-type="float">
            <text:p>6</text:p>
          </table:table-cell>
          <table:table-cell table:style-name="ce13" table:formula="of:=[.B9]*[.C9]" office:value-type="float" office:value="64" calcext:value-type="float">
            <text:p>64</text:p>
          </table:table-cell>
          <table:table-cell table:style-name="ce13" table:formula="of:=[.C9]*[.B9]*[.B9]" office:value-type="float" office:value="1024" calcext:value-type="float">
            <text:p>1024</text:p>
          </table:table-cell>
          <table:table-cell table:style-name="ce24" table:formula="of:=ABS([.C9]*([.B9]-[.$G$18]))" office:value-type="float" office:value="13.4193548387097" calcext:value-type="float">
            <text:p>13,42</text:p>
          </table:table-cell>
          <table:table-cell/>
          <table:table-cell table:style-name="ce26"/>
          <table:table-cell table:style-name="ce26" office:value-type="string" calcext:value-type="string">
            <text:p>Q1</text:p>
          </table:table-cell>
          <table:table-cell table:style-name="ce26" office:value-type="float" office:value="17" calcext:value-type="float">
            <text:p>17</text:p>
          </table:table-cell>
          <table:table-cell table:style-name="ce26"/>
          <table:table-cell table:style-name="ce31"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/>
          <table:table-cell table:style-name="ce6" office:value-type="float" office:value="17" calcext:value-type="float">
            <text:p>17</text:p>
          </table:table-cell>
          <table:table-cell table:style-name="ce10" office:value-type="float" office:value="4" calcext:value-type="float">
            <text:p>4</text:p>
          </table:table-cell>
          <table:table-cell table:style-name="ce13" table:formula="of:=[.B10]*[.B10]" office:value-type="float" office:value="289" calcext:value-type="float">
            <text:p>289</text:p>
          </table:table-cell>
          <table:table-cell table:style-name="ce16" table:formula="of:=[.C10]/[.$C$17]" office:value-type="float" office:value="0.129032258064516" calcext:value-type="float">
            <text:p>0,129</text:p>
          </table:table-cell>
          <table:table-cell table:style-name="ce19" table:formula="of:=[.F9]+[.C10]" office:value-type="float" office:value="10" calcext:value-type="float">
            <text:p>10</text:p>
          </table:table-cell>
          <table:table-cell table:style-name="ce13" table:formula="of:=[.B10]*[.C10]" office:value-type="float" office:value="68" calcext:value-type="float">
            <text:p>68</text:p>
          </table:table-cell>
          <table:table-cell table:style-name="ce13" table:formula="of:=[.C10]*[.B10]*[.B10]" office:value-type="float" office:value="1156" calcext:value-type="float">
            <text:p>1156</text:p>
          </table:table-cell>
          <table:table-cell table:style-name="ce24" table:formula="of:=ABS([.C10]*([.B10]-[.$G$18]))" office:value-type="float" office:value="9.41935483870968" calcext:value-type="float">
            <text:p>9,42</text:p>
          </table:table-cell>
          <table:table-cell/>
          <table:table-cell table:style-name="ce26"/>
          <table:table-cell table:style-name="ce26" office:value-type="string" calcext:value-type="string">
            <text:p>Q2</text:p>
          </table:table-cell>
          <table:table-cell table:style-name="ce26" office:value-type="float" office:value="20" calcext:value-type="float">
            <text:p>20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number-columns-repeated="16369"/>
        </table:table-row>
        <table:table-row table:style-name="ro3">
          <table:table-cell/>
          <table:table-cell table:style-name="ce6" office:value-type="float" office:value="18" calcext:value-type="float">
            <text:p>18</text:p>
          </table:table-cell>
          <table:table-cell table:style-name="ce10" office:value-type="float" office:value="5" calcext:value-type="float">
            <text:p>5</text:p>
          </table:table-cell>
          <table:table-cell table:style-name="ce13" table:formula="of:=[.B11]*[.B11]" office:value-type="float" office:value="324" calcext:value-type="float">
            <text:p>324</text:p>
          </table:table-cell>
          <table:table-cell table:style-name="ce16" table:formula="of:=[.C11]/[.$C$17]" office:value-type="float" office:value="0.161290322580645" calcext:value-type="float">
            <text:p>0,161</text:p>
          </table:table-cell>
          <table:table-cell table:style-name="ce19" table:formula="of:=[.F10]+[.C11]" office:value-type="float" office:value="15" calcext:value-type="float">
            <text:p>15</text:p>
          </table:table-cell>
          <table:table-cell table:style-name="ce13" table:formula="of:=[.B11]*[.C11]" office:value-type="float" office:value="90" calcext:value-type="float">
            <text:p>90</text:p>
          </table:table-cell>
          <table:table-cell table:style-name="ce13" table:formula="of:=[.C11]*[.B11]*[.B11]" office:value-type="float" office:value="1620" calcext:value-type="float">
            <text:p>1620</text:p>
          </table:table-cell>
          <table:table-cell table:style-name="ce24" table:formula="of:=ABS([.C11]*([.B11]-[.$G$18]))" office:value-type="float" office:value="6.7741935483871" calcext:value-type="float">
            <text:p>6,77</text:p>
          </table:table-cell>
          <table:table-cell/>
          <table:table-cell table:style-name="ce26"/>
          <table:table-cell table:style-name="ce26" office:value-type="string" calcext:value-type="string">
            <text:p>Q3</text:p>
          </table:table-cell>
          <table:table-cell table:style-name="ce26" office:value-type="float" office:value="21" calcext:value-type="float">
            <text:p>21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6366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3" table:formula="of:=[.B12]*[.B12]" office:value-type="float" office:value="400" calcext:value-type="float">
            <text:p>400</text:p>
          </table:table-cell>
          <table:table-cell table:style-name="ce16" table:formula="of:=[.C12]/[.$C$17]" office:value-type="float" office:value="0.129032258064516" calcext:value-type="float">
            <text:p>0,129</text:p>
          </table:table-cell>
          <table:table-cell table:style-name="ce19" table:formula="of:=[.F11]+[.C12]" office:value-type="float" office:value="19" calcext:value-type="float">
            <text:p>19</text:p>
          </table:table-cell>
          <table:table-cell table:style-name="ce13" table:formula="of:=[.B12]*[.C12]" office:value-type="float" office:value="80" calcext:value-type="float">
            <text:p>80</text:p>
          </table:table-cell>
          <table:table-cell table:style-name="ce13" table:formula="of:=[.C12]*[.B12]*[.B12]" office:value-type="float" office:value="1600" calcext:value-type="float">
            <text:p>1600</text:p>
          </table:table-cell>
          <table:table-cell table:style-name="ce24" table:formula="of:=ABS([.C12]*([.B12]-[.$G$18]))" office:value-type="float" office:value="2.58064516129032" calcext:value-type="float">
            <text:p>2,58</text:p>
          </table:table-cell>
          <table:table-cell/>
          <table:table-cell table:style-name="ce26" table:number-columns-repeated="4"/>
          <table:table-cell table:style-name="ce32"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/>
          <table:table-cell table:style-name="ce6" office:value-type="float" office:value="21" calcext:value-type="float">
            <text:p>21</text:p>
          </table:table-cell>
          <table:table-cell table:style-name="ce10" office:value-type="float" office:value="6" calcext:value-type="float">
            <text:p>6</text:p>
          </table:table-cell>
          <table:table-cell table:style-name="ce13" table:formula="of:=[.B13]*[.B13]" office:value-type="float" office:value="441" calcext:value-type="float">
            <text:p>441</text:p>
          </table:table-cell>
          <table:table-cell table:style-name="ce16" table:formula="of:=[.C13]/[.$C$17]" office:value-type="float" office:value="0.193548387096774" calcext:value-type="float">
            <text:p>0,194</text:p>
          </table:table-cell>
          <table:table-cell table:style-name="ce19" table:formula="of:=[.F12]+[.C13]" office:value-type="float" office:value="25" calcext:value-type="float">
            <text:p>25</text:p>
          </table:table-cell>
          <table:table-cell table:style-name="ce13" table:formula="of:=[.B13]*[.C13]" office:value-type="float" office:value="126" calcext:value-type="float">
            <text:p>126</text:p>
          </table:table-cell>
          <table:table-cell table:style-name="ce13" table:formula="of:=[.C13]*[.B13]*[.B13]" office:value-type="float" office:value="2646" calcext:value-type="float">
            <text:p>2646</text:p>
          </table:table-cell>
          <table:table-cell table:style-name="ce24" table:formula="of:=ABS([.C13]*([.B13]-[.$G$18]))" office:value-type="float" office:value="9.87096774193548" calcext:value-type="float">
            <text:p>9,87</text:p>
          </table:table-cell>
          <table:table-cell/>
          <table:table-cell table:style-name="ce26" office:value-type="string" calcext:value-type="string">
            <text:p>17.</text:p>
          </table:table-cell>
          <table:table-cell table:style-name="ce67" office:value-type="string" calcext:value-type="string">
            <text:p>48, 39%</text:p>
          </table:table-cell>
          <table:table-cell table:style-name="ce26" table:number-columns-repeated="2"/>
          <table:table-cell table:style-name="ce31" office:value-type="float" office:value="10" calcext:value-type="float">
            <text:p>10</text:p>
          </table:table-cell>
          <table:table-cell table:number-columns-repeated="16369"/>
        </table:table-row>
        <table:table-row table:style-name="ro3">
          <table:table-cell/>
          <table:table-cell table:style-name="ce6" office:value-type="float" office:value="23" calcext:value-type="float">
            <text:p>23</text:p>
          </table:table-cell>
          <table:table-cell table:style-name="ce10" office:value-type="float" office:value="3" calcext:value-type="float">
            <text:p>3</text:p>
          </table:table-cell>
          <table:table-cell table:style-name="ce13" table:formula="of:=[.B14]*[.B14]" office:value-type="float" office:value="529" calcext:value-type="float">
            <text:p>529</text:p>
          </table:table-cell>
          <table:table-cell table:style-name="ce16" table:formula="of:=[.C14]/[.$C$17]" office:value-type="float" office:value="0.0967741935483871" calcext:value-type="float">
            <text:p>0,097</text:p>
          </table:table-cell>
          <table:table-cell table:style-name="ce19" table:formula="of:=[.F13]+[.C14]" office:value-type="float" office:value="28" calcext:value-type="float">
            <text:p>28</text:p>
          </table:table-cell>
          <table:table-cell table:style-name="ce13" table:formula="of:=[.B14]*[.C14]" office:value-type="float" office:value="69" calcext:value-type="float">
            <text:p>69</text:p>
          </table:table-cell>
          <table:table-cell table:style-name="ce13" table:formula="of:=[.C14]*[.B14]*[.B14]" office:value-type="float" office:value="1587" calcext:value-type="float">
            <text:p>1587</text:p>
          </table:table-cell>
          <table:table-cell table:style-name="ce24" table:formula="of:=ABS([.C14]*([.B14]-[.$G$18]))" office:value-type="float" office:value="10.9354838709677" calcext:value-type="float">
            <text:p>10,94</text:p>
          </table:table-cell>
          <table:table-cell table:style-name="ce26" table:number-columns-repeated="6"/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3">
          <table:table-cell/>
          <table:table-cell table:style-name="ce6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table:style-name="ce13" table:formula="of:=[.B15]*[.B15]" office:value-type="float" office:value="576" calcext:value-type="float">
            <text:p>576</text:p>
          </table:table-cell>
          <table:table-cell table:style-name="ce16" table:formula="of:=[.C15]/[.$C$17]" office:value-type="float" office:value="0.0645161290322581" calcext:value-type="float">
            <text:p>0,065</text:p>
          </table:table-cell>
          <table:table-cell table:style-name="ce19" table:formula="of:=[.F14]+[.C15]" office:value-type="float" office:value="30" calcext:value-type="float">
            <text:p>30</text:p>
          </table:table-cell>
          <table:table-cell table:style-name="ce13" table:formula="of:=[.B15]*[.C15]" office:value-type="float" office:value="48" calcext:value-type="float">
            <text:p>48</text:p>
          </table:table-cell>
          <table:table-cell table:style-name="ce13" table:formula="of:=[.C15]*[.B15]*[.B15]" office:value-type="float" office:value="1152" calcext:value-type="float">
            <text:p>1152</text:p>
          </table:table-cell>
          <table:table-cell table:style-name="ce24" table:formula="of:=ABS([.C15]*([.B15]-[.$G$18]))" office:value-type="float" office:value="9.29032258064516" calcext:value-type="float">
            <text:p>9,29</text:p>
          </table:table-cell>
          <table:table-cell table:style-name="ce26" table:number-columns-repeated="6"/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/>
          <table:table-cell table:style-name="ce7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3" table:formula="of:=[.B16]*[.B16]" office:value-type="float" office:value="625" calcext:value-type="float">
            <text:p>625</text:p>
          </table:table-cell>
          <table:table-cell table:style-name="ce16" table:formula="of:=[.C16]/[.$C$17]" office:value-type="float" office:value="0.032258064516129" calcext:value-type="float">
            <text:p>0,032</text:p>
          </table:table-cell>
          <table:table-cell table:style-name="ce19" table:formula="of:=[.F15]+[.C16]" office:value-type="float" office:value="31" calcext:value-type="float">
            <text:p>31</text:p>
          </table:table-cell>
          <table:table-cell table:style-name="ce13" table:formula="of:=[.B16]*[.C16]" office:value-type="float" office:value="25" calcext:value-type="float">
            <text:p>25</text:p>
          </table:table-cell>
          <table:table-cell table:style-name="ce13" table:formula="of:=[.C16]*[.B16]*[.B16]" office:value-type="float" office:value="625" calcext:value-type="float">
            <text:p>625</text:p>
          </table:table-cell>
          <table:table-cell table:style-name="ce24" table:formula="of:=ABS([.C16]*([.B16]-[.$G$18]))" office:value-type="float" office:value="5.64516129032258" calcext:value-type="float">
            <text:p>5,65</text:p>
          </table:table-cell>
          <table:table-cell table:style-name="ce26" table:number-columns-repeated="6"/>
          <table:table-cell table:number-columns-repeated="16369"/>
        </table:table-row>
        <table:table-row table:style-name="ro5">
          <table:table-cell/>
          <table:table-cell table:style-name="ce8" office:value-type="string" calcext:value-type="string">
            <text:p>Effectif total:</text:p>
          </table:table-cell>
          <table:table-cell table:style-name="ce11" table:formula="of:=SUM([.C8:.C16])" office:value-type="float" office:value="31" calcext:value-type="float">
            <text:p>31</text:p>
          </table:table-cell>
          <table:table-cell table:style-name="ce14" table:number-columns-repeated="3"/>
          <table:table-cell table:style-name="ce23" office:value-type="string" calcext:value-type="string">
            <text:p>Moyenne :</text:p>
          </table:table-cell>
          <table:table-cell table:style-name="ce23" office:value-type="string" calcext:value-type="string">
            <text:p>Ecart type<text:span text:style-name="T2"> s</text:span><text:span text:style-name="T3">:</text:span></text:p>
          </table:table-cell>
          <table:table-cell table:style-name="ce25" office:value-type="string" calcext:value-type="string">
            <text:p>Ecart absolu moyen:</text:p>
          </table:table-cell>
          <table:table-cell table:style-name="ce27"/>
          <table:table-cell table:style-name="ce26" table:number-columns-repeated="5"/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Etendue:</text:p>
          </table:table-cell>
          <table:table-cell table:style-name="ce11" table:formula="of:=MAX([.B8:.B16])-MIN([.B8:.B16])" office:value-type="float" office:value="10" calcext:value-type="float">
            <text:p>10</text:p>
          </table:table-cell>
          <table:table-cell table:style-name="ce14"/>
          <table:table-cell table:style-name="ce17"/>
          <table:table-cell/>
          <table:table-cell table:style-name="ce20" table:formula="of:=SUM([.G8:.G16])/[.$C$17]" office:value-type="float" office:value="19.3548387096774" calcext:value-type="float">
            <text:p>19,35</text:p>
          </table:table-cell>
          <table:table-cell table:style-name="ce20" table:formula="of:=SQRT((SUM([.H8:.H16])/[.C17])-[.G18]*[.G18])" office:value-type="float" office:value="2.82327180477948" calcext:value-type="float">
            <text:p>2,82</text:p>
          </table:table-cell>
          <table:table-cell table:style-name="ce20" table:formula="of:=SUM([.I8:.I16])/[.$C$17]" office:value-type="float" office:value="2.47242455775234" calcext:value-type="float">
            <text:p>2,47</text:p>
          </table:table-cell>
          <table:table-cell table:style-name="ce26" table:number-columns-repeated="6"/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Mode: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/>
          <table:table-cell table:style-name="ce20"/>
          <table:table-cell table:number-columns-repeated="2"/>
          <table:table-cell table:style-name="ce26" table:number-columns-repeated="7"/>
          <table:table-cell table:number-columns-repeated="16369"/>
        </table:table-row>
        <table:table-row table:style-name="ro2">
          <table:table-cell>
            <draw:frame table:end-cell-address="'Var. discrète - Diag. Bâtonnets'.G37" table:end-x="1.719cm" table:end-y="0.466cm" draw:z-index="0" draw:name="Graphique 1" draw:style-name="gr1" draw:text-style-name="P1" svg:width="19.169cm" svg:height="9.505cm" svg:x="0.362cm" svg:y="0.507cm">
              <draw:object draw:notify-on-update-of-ranges="'Var. discrète - Diag. Bâtonnets'.B8:'Var. discrète - Diag. Bâtonnets'.B15 'Var. discrète - Diag. Bâtonnets'.C8:'Var. discrète - Diag. Bâtonnets'.C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ce26" table:number-columns-repeated="6"/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6366"/>
        </table:table-row>
        <table:table-row table:style-name="ro2">
          <table:table-cell table:number-columns-repeated="4"/>
          <table:table-cell table:style-name="ce18"/>
          <table:table-cell table:number-columns-repeated="2"/>
          <table:table-cell>
            <draw:frame table:end-cell-address="'Var. discrète - Diag. Bâtonnets'.P37" table:end-x="1.163cm" table:end-y="0.528cm" draw:z-index="1" draw:name="Graphique 5" draw:style-name="gr1" draw:text-style-name="P1" svg:width="19.35cm" svg:height="9.579cm" svg:x="0.247cm" svg:y="0.009cm">
              <draw:object draw:notify-on-update-of-ranges="'Var. discrète - Diag. Bâtonnets'.S30:'Var. discrète - Diag. Bâtonnets'.S54 'Var. discrète - Diag. Bâtonnets'.T30:'Var. discrète - Diag. Bâtonnets'.T5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26" table:number-columns-repeated="6"/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 table:number-columns-repeated="9"/>
          <table:table-cell table:style-name="ce26" table:number-columns-repeated="6"/>
          <table:table-cell table:number-columns-repeated="16369"/>
        </table:table-row>
        <table:table-row table:style-name="ro2">
          <table:table-cell table:number-columns-repeated="9"/>
          <table:table-cell table:style-name="ce26" table:number-columns-repeated="6"/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2">
          <table:table-cell table:number-columns-repeated="16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6">
          <table:table-cell table:number-columns-repeated="16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ableau pour les effectifs cumulés</text:p>
          </table:table-cell>
          <table:table-cell table:style-name="ce35" table:number-columns-repeated="4"/>
          <table:table-cell table:number-columns-repeated="16361"/>
        </table:table-row>
        <table:table-row table:style-name="ro7">
          <table:table-cell table:number-columns-repeated="18"/>
          <table:table-cell table:style-name="ce33" office:value-type="string" calcext:value-type="string">
            <text:p>Début et fin de </text:p>
            <text:p>la ligne horizontale</text:p>
          </table:table-cell>
          <table:table-cell table:style-name="ce33" office:value-type="string" calcext:value-type="string">
            <text:p>Effectifs cumulés</text:p>
            <text:p> recopiés 2 fois et </text:p>
            <text:p>séparés par une ligne vide</text:p>
          </table:table-cell>
          <table:table-cell table:style-name="ce35" table:number-columns-repeated="3"/>
          <table:table-cell table:number-columns-repeated="16361"/>
        </table:table-row>
        <table:table-row table:style-name="ro2">
          <table:table-cell table:number-columns-repeated="18"/>
          <table:table-cell table:style-name="ce34" table:number-columns-repeated="2"/>
          <table:table-cell table:style-name="ce35" table:number-columns-repeated="3"/>
          <table:table-cell table:number-columns-repeated="16361"/>
        </table:table-row>
        <table:table-row table:style-name="ro2">
          <table:table-cell table:number-columns-repeated="18"/>
          <table:table-cell table:style-name="ce34" office:value-type="float" office:value="15" calcext:value-type="float">
            <text:p>15</text:p>
          </table:table-cell>
          <table:table-cell table:style-name="ce34" table:formula="of:=[.T31]" office:value-type="float" office:value="2" calcext:value-type="float">
            <text:p>2</text:p>
          </table:table-cell>
          <table:table-cell table:style-name="ce35" office:value-type="string" calcext:value-type="string">
            <text:p>Valeur en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formula="of:=[$'Var. discrète - Diag. Bâtonnets'.B9]" office:value-type="float" office:value="16" calcext:value-type="float">
            <text:p>16</text:p>
          </table:table-cell>
          <table:table-cell table:style-name="ce34" table:formula="of:=[$'Var. discrète - Diag. Bâtonnets'.F8]" office:value-type="float" office:value="2" calcext:value-type="float">
            <text:p>2</text:p>
          </table:table-cell>
          <table:table-cell table:style-name="ce35" office:value-type="string" calcext:value-type="string">
            <text:p>Valeur jusqu'à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number-columns-repeated="2"/>
          <table:table-cell table:style-name="ce35" office:value-type="string" calcext:value-type="string">
            <text:p>Ligne vide pour ne pas avoir de ligne verticale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formula="of:=[.S31]" office:value-type="float" office:value="16" calcext:value-type="float">
            <text:p>16</text:p>
          </table:table-cell>
          <table:table-cell table:style-name="ce34" table:formula="of:=[.T34]" office:value-type="float" office:value="6" calcext:value-type="float">
            <text:p>6</text:p>
          </table:table-cell>
          <table:table-cell table:style-name="ce35" office:value-type="string" calcext:value-type="string">
            <text:p>Valeur en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formula="of:=[$'Var. discrète - Diag. Bâtonnets'.B10]" office:value-type="float" office:value="17" calcext:value-type="float">
            <text:p>17</text:p>
          </table:table-cell>
          <table:table-cell table:style-name="ce34" table:formula="of:=[$'Var. discrète - Diag. Bâtonnets'.F9]" office:value-type="float" office:value="6" calcext:value-type="float">
            <text:p>6</text:p>
          </table:table-cell>
          <table:table-cell table:style-name="ce35" office:value-type="string" calcext:value-type="string">
            <text:p>Valeur jusqu'à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number-columns-repeated="2"/>
          <table:table-cell table:style-name="ce35" office:value-type="string" calcext:value-type="string">
            <text:p>Ligne vide pour ne pas avoir de ligne verticale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formula="of:=[.S34]" office:value-type="float" office:value="17" calcext:value-type="float">
            <text:p>17</text:p>
          </table:table-cell>
          <table:table-cell table:style-name="ce34" table:formula="of:=[.T37]" office:value-type="float" office:value="10" calcext:value-type="float">
            <text:p>10</text:p>
          </table:table-cell>
          <table:table-cell table:style-name="ce35" office:value-type="string" calcext:value-type="string">
            <text:p>Valeur en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formula="of:=[$'Var. discrète - Diag. Bâtonnets'.B11]" office:value-type="float" office:value="18" calcext:value-type="float">
            <text:p>18</text:p>
          </table:table-cell>
          <table:table-cell table:style-name="ce34" table:formula="of:=[$'Var. discrète - Diag. Bâtonnets'.F10]" office:value-type="float" office:value="10" calcext:value-type="float">
            <text:p>10</text:p>
          </table:table-cell>
          <table:table-cell table:style-name="ce35" office:value-type="string" calcext:value-type="string">
            <text:p>Valeur jusqu'à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>
            <draw:frame table:end-cell-address="'Var. discrète - Diag. Bâtonnets'.H55" table:end-x="0.687cm" table:end-y="0.502cm" draw:z-index="2" draw:name="Graphique 3" draw:style-name="gr1" draw:text-style-name="P1" svg:width="20.557cm" svg:height="8.697cm" svg:x="0.45cm" svg:y="0.331cm">
              <draw:object draw:notify-on-update-of-ranges="'Var. discrète - Diag. Bâtonnets'.Q2:'Var. discrète - Diag. Bâtonnets'.Q24 'Var. discrète - Diag. Bâtonnets'.R2:'Var. discrète - Diag. Bâtonnets'.R24 'Var. discrète - Diag. Bâtonnets'.B8:'Var. discrète - Diag. Bâtonnets'.B15 'Var. discrète - Diag. Bâtonnets'.C8:'Var. discrète - Diag. Bâtonnets'.C1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7"/>
          <table:table-cell table:style-name="ce34" table:number-columns-repeated="2"/>
          <table:table-cell table:style-name="ce35" office:value-type="string" calcext:value-type="string">
            <text:p>Ligne vide pour ne pas avoir de ligne verticale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formula="of:=[.S37]" office:value-type="float" office:value="18" calcext:value-type="float">
            <text:p>18</text:p>
          </table:table-cell>
          <table:table-cell table:style-name="ce34" table:formula="of:=[.T40]" office:value-type="float" office:value="15" calcext:value-type="float">
            <text:p>15</text:p>
          </table:table-cell>
          <table:table-cell table:style-name="ce35" office:value-type="string" calcext:value-type="string">
            <text:p>Valeur en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formula="of:=[$'Var. discrète - Diag. Bâtonnets'.B12]" office:value-type="float" office:value="20" calcext:value-type="float">
            <text:p>20</text:p>
          </table:table-cell>
          <table:table-cell table:style-name="ce34" table:formula="of:=[$'Var. discrète - Diag. Bâtonnets'.F11]" office:value-type="float" office:value="15" calcext:value-type="float">
            <text:p>15</text:p>
          </table:table-cell>
          <table:table-cell table:style-name="ce35" office:value-type="string" calcext:value-type="string">
            <text:p>Valeur jusqu'à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number-columns-repeated="2"/>
          <table:table-cell table:style-name="ce35" office:value-type="string" calcext:value-type="string">
            <text:p>Ligne vide pour ne pas avoir de ligne verticale</text:p>
          </table:table-cell>
          <table:table-cell table:style-name="ce35" table:number-columns-repeated="2"/>
          <table:table-cell table:number-columns-repeated="16361"/>
        </table:table-row>
        <table:table-row table:style-name="ro6">
          <table:table-cell/>
          <table:table-cell table:style-name="ce3" table:number-columns-repeated="2"/>
          <table:table-cell table:number-columns-repeated="15"/>
          <table:table-cell table:style-name="ce34" table:formula="of:=[.S40]" office:value-type="float" office:value="20" calcext:value-type="float">
            <text:p>20</text:p>
          </table:table-cell>
          <table:table-cell table:style-name="ce34" table:formula="of:=[.T43]" office:value-type="float" office:value="19" calcext:value-type="float">
            <text:p>19</text:p>
          </table:table-cell>
          <table:table-cell table:style-name="ce35" office:value-type="string" calcext:value-type="string">
            <text:p>Valeur en ce point</text:p>
          </table:table-cell>
          <table:table-cell table:style-name="ce35" table:number-columns-repeated="2"/>
          <table:table-cell table:number-columns-repeated="16361"/>
        </table:table-row>
        <table:table-row table:style-name="ro6">
          <table:table-cell table:style-name="ce3"/>
          <table:table-cell table:number-columns-repeated="17"/>
          <table:table-cell table:style-name="ce34" table:formula="of:=[$'Var. discrète - Diag. Bâtonnets'.B13]" office:value-type="float" office:value="21" calcext:value-type="float">
            <text:p>21</text:p>
          </table:table-cell>
          <table:table-cell table:style-name="ce34" table:formula="of:=[$'Var. discrète - Diag. Bâtonnets'.F12]" office:value-type="float" office:value="19" calcext:value-type="float">
            <text:p>19</text:p>
          </table:table-cell>
          <table:table-cell table:style-name="ce35" office:value-type="string" calcext:value-type="string">
            <text:p>Valeur jusqu'à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5"/>
          <table:table-cell table:style-name="ce21"/>
          <table:table-cell table:number-columns-repeated="12"/>
          <table:table-cell table:style-name="ce34" table:number-columns-repeated="2"/>
          <table:table-cell table:style-name="ce35" office:value-type="string" calcext:value-type="string">
            <text:p>Ligne vide pour ne pas avoir de ligne verticale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style-name="ce4" table:number-columns-repeated="2"/>
          <table:table-cell table:number-columns-repeated="3"/>
          <table:table-cell table:style-name="ce21"/>
          <table:table-cell table:number-columns-repeated="12"/>
          <table:table-cell table:style-name="ce34" table:formula="of:=[.S43]" office:value-type="float" office:value="21" calcext:value-type="float">
            <text:p>21</text:p>
          </table:table-cell>
          <table:table-cell table:style-name="ce34" table:formula="of:=[.T46]" office:value-type="float" office:value="25" calcext:value-type="float">
            <text:p>25</text:p>
          </table:table-cell>
          <table:table-cell table:style-name="ce35" office:value-type="string" calcext:value-type="string">
            <text:p>Valeur en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5"/>
          <table:table-cell table:style-name="ce21"/>
          <table:table-cell table:number-columns-repeated="12"/>
          <table:table-cell table:style-name="ce34" table:formula="of:=[$'Var. discrète - Diag. Bâtonnets'.B14]" office:value-type="float" office:value="23" calcext:value-type="float">
            <text:p>23</text:p>
          </table:table-cell>
          <table:table-cell table:style-name="ce34" table:formula="of:=[$'Var. discrète - Diag. Bâtonnets'.F13]" office:value-type="float" office:value="25" calcext:value-type="float">
            <text:p>25</text:p>
          </table:table-cell>
          <table:table-cell table:style-name="ce35" office:value-type="string" calcext:value-type="string">
            <text:p>Valeur <text:s/>au-delà de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5"/>
          <table:table-cell table:style-name="ce22"/>
          <table:table-cell table:number-columns-repeated="16378"/>
        </table:table-row>
        <table:table-row table:style-name="ro2">
          <table:table-cell table:number-columns-repeated="5"/>
          <table:table-cell table:style-name="ce22"/>
          <table:table-cell table:number-columns-repeated="12"/>
          <table:table-cell table:style-name="ce4" table:formula="of:=[.S46]" office:value-type="float" office:value="23" calcext:value-type="float">
            <text:p>23</text:p>
          </table:table-cell>
          <table:table-cell table:style-name="ce4" table:formula="of:=[.T49]" office:value-type="float" office:value="28" calcext:value-type="float">
            <text:p>28</text:p>
          </table:table-cell>
          <table:table-cell office:value-type="string" calcext:value-type="string">
            <text:p>Valeur en ce point</text:p>
          </table:table-cell>
          <table:table-cell table:number-columns-repeated="16363"/>
        </table:table-row>
        <table:table-row table:style-name="ro2">
          <table:table-cell table:number-columns-repeated="5"/>
          <table:table-cell table:style-name="ce21"/>
          <table:table-cell table:number-columns-repeated="12"/>
          <table:table-cell table:style-name="ce4" table:formula="of:=[$'Var. discrète - Diag. Bâtonnets'.B15]" office:value-type="float" office:value="24" calcext:value-type="float">
            <text:p>24</text:p>
          </table:table-cell>
          <table:table-cell table:style-name="ce4" table:formula="of:=[$'Var. discrète - Diag. Bâtonnets'.F14]" office:value-type="float" office:value="28" calcext:value-type="float">
            <text:p>28</text:p>
          </table:table-cell>
          <table:table-cell office:value-type="string" calcext:value-type="string">
            <text:p>Valeur <text:s/>au-delà de ce point</text:p>
          </table:table-cell>
          <table:table-cell table:number-columns-repeated="16363"/>
        </table:table-row>
        <table:table-row table:style-name="ro2">
          <table:table-cell table:number-columns-repeated="5"/>
          <table:table-cell table:style-name="ce21"/>
          <table:table-cell table:number-columns-repeated="12"/>
          <table:table-cell table:style-name="ce4" table:number-columns-repeated="2"/>
          <table:table-cell table:number-columns-repeated="16364"/>
        </table:table-row>
        <table:table-row table:style-name="ro2">
          <table:table-cell table:number-columns-repeated="5"/>
          <table:table-cell table:style-name="ce21"/>
          <table:table-cell table:number-columns-repeated="12"/>
          <table:table-cell table:style-name="ce4" table:formula="of:=[.S49]" office:value-type="float" office:value="24" calcext:value-type="float">
            <text:p>24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Valeur en ce point</text:p>
          </table:table-cell>
          <table:table-cell table:number-columns-repeated="16363"/>
        </table:table-row>
        <table:table-row table:style-name="ro2">
          <table:table-cell table:number-columns-repeated="5"/>
          <table:table-cell table:style-name="ce21"/>
          <table:table-cell table:number-columns-repeated="12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6364"/>
        </table:table-row>
        <table:table-row table:style-name="ro2">
          <table:table-cell table:number-columns-repeated="5"/>
          <table:table-cell table:style-name="ce21"/>
          <table:table-cell table:number-columns-repeated="16378"/>
        </table:table-row>
        <table:table-row table:style-name="ro2">
          <table:table-cell table:number-columns-repeated="5"/>
          <table:table-cell table:style-name="ce21"/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16364"/>
        </table:table-row>
        <table:table-row table:style-name="ro2" table:number-rows-repeated="3">
          <table:table-cell table:number-columns-repeated="5"/>
          <table:table-cell table:style-name="ce21"/>
          <table:table-cell table:number-columns-repeated="16378"/>
        </table:table-row>
        <table:table-row table:style-name="ro2">
          <table:table-cell table:number-columns-repeated="5"/>
          <table:table-cell table:style-name="ce21"/>
          <table:table-cell table:number-columns-repeated="16378"/>
        </table:table-row>
      </table:table>
      <table:table table:name="Avec les fonctions Excel" table:style-name="ta2">
        <table:table-column table:style-name="co3" table:number-columns-repeated="4" table:default-cell-style-name="Default"/>
        <table:table-column table:style-name="co13" table:default-cell-style-name="ce36"/>
        <table:table-column table:style-name="co14" table:default-cell-style-name="ce37"/>
        <table:table-column table:style-name="co15" table:default-cell-style-name="Default"/>
        <table:table-column table:style-name="co3" table:number-columns-repeated="16377" table:default-cell-style-name="Default"/>
        <table:table-row table:style-name="ro6">
          <table:table-cell table:style-name="ce3" office:value-type="string" calcext:value-type="string">
            <text:p>Utilisation des fonctions d'Excel:</text:p>
          </table:table-cell>
          <table:table-cell table:number-columns-repeated="3"/>
          <table:table-cell table:style-name="Default" table:number-columns-repeated="2"/>
          <table:table-cell table:number-columns-repeated="16378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16378"/>
        </table:table-row>
        <table:table-row table:style-name="ro2">
          <table:table-cell table:style-name="ce4" office:value-type="string" calcext:value-type="string">
            <text:p>N° d'obs.</text:p>
          </table:table-cell>
          <table:table-cell table:style-name="ce4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Effectif total</text:p>
          </table:table-cell>
          <table:table-cell table:formula="of:=COUNT([.B5:.B32])" office:value-type="float" office:value="11" calcext:value-type="float">
            <text:p>11</text:p>
          </table:table-cell>
          <table:table-cell office:value-type="string" calcext:value-type="string">
            <text:p>NB(E43:E70)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Moyenne</text:p>
          </table:table-cell>
          <table:table-cell table:formula="of:=AVERAGE([.B5:.B32])" office:value-type="float" office:value="2" calcext:value-type="float">
            <text:p>2</text:p>
          </table:table-cell>
          <table:table-cell office:value-type="string" calcext:value-type="string">
            <text:p>MOYENNE(E43:E70)</text:p>
          </table:table-cell>
          <table:table-cell table:number-columns-repeated="16377"/>
        </table:table-row>
        <table:table-row table:style-name="ro2">
          <table:table-cell table:formula="of:=[.A5]+1" office:value-type="float" office:value="2" calcext:value-type="float">
            <text:p>2</text:p>
          </table:table-cell>
          <table:table-cell table:style-name="ce36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Ecart moyen à la moyenne</text:p>
          </table:table-cell>
          <table:table-cell table:style-name="ce38" table:formula="of:=AVEDEV([.B5:.B32])" office:value-type="float" office:value="4.36363636363636" calcext:value-type="float">
            <text:p>4,36</text:p>
          </table:table-cell>
          <table:table-cell office:value-type="string" calcext:value-type="string">
            <text:p>ECART.MOYEN(E43:E70)</text:p>
          </table:table-cell>
          <table:table-cell table:number-columns-repeated="16377"/>
        </table:table-row>
        <table:table-row table:style-name="ro2">
          <table:table-cell table:formula="of:=[.A6]+1" office:value-type="float" office:value="3" calcext:value-type="float">
            <text:p>3</text:p>
          </table:table-cell>
          <table:table-cell table:style-name="ce36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ECARTTYPE</text:p>
          </table:table-cell>
          <table:table-cell table:style-name="ce38" table:formula="of:=COM.MICROSOFT.STDEV.P([.B5:.B32])" office:value-type="float" office:value="4.72902065586907" calcext:value-type="float">
            <text:p>4,73</text:p>
          </table:table-cell>
          <table:table-cell office:value-type="string" calcext:value-type="string">
            <text:p>ECARTYPE.PEARSON(E43:E70)</text:p>
          </table:table-cell>
          <table:table-cell table:number-columns-repeated="16377"/>
        </table:table-row>
        <table:table-row table:style-name="ro2">
          <table:table-cell table:formula="of:=[.A7]+1" office:value-type="float" office:value="4" calcext:value-type="float">
            <text:p>4</text:p>
          </table:table-cell>
          <table:table-cell table:style-name="ce36" office:value-type="float" office:value="-2" calcext:value-type="float">
            <text:p>-2</text:p>
          </table:table-cell>
          <table:table-cell table:number-columns-repeated="16382"/>
        </table:table-row>
        <table:table-row table:style-name="ro2">
          <table:table-cell table:formula="of:=[.A8]+1" office:value-type="float" office:value="5" calcext:value-type="float">
            <text:p>5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Medianne</text:p>
          </table:table-cell>
          <table:table-cell table:formula="of:=MEDIAN([.B5:.B32])" office:value-type="float" office:value="3" calcext:value-type="float">
            <text:p>3</text:p>
          </table:table-cell>
          <table:table-cell office:value-type="string" calcext:value-type="string">
            <text:p>MEDIANE(E43:E70)</text:p>
          </table:table-cell>
          <table:table-cell table:number-columns-repeated="16377"/>
        </table:table-row>
        <table:table-row table:style-name="ro2">
          <table:table-cell table:formula="of:=[.A9]+1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table:formula="of:=[.A10]+1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er Quartile</text:p>
          </table:table-cell>
          <table:table-cell table:formula="of:=COM.MICROSOFT.QUARTILE.EXC([.B5:.B32];1)" office:value-type="float" office:value="-3" calcext:value-type="float">
            <text:p>-3</text:p>
          </table:table-cell>
          <table:table-cell office:value-type="string" calcext:value-type="string">
            <text:p>QUARTILE.EXCLURE(E43:E70;1)</text:p>
          </table:table-cell>
          <table:table-cell table:number-columns-repeated="16377"/>
        </table:table-row>
        <table:table-row table:style-name="ro2">
          <table:table-cell table:formula="of:=[.A11]+1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ème Quartile</text:p>
          </table:table-cell>
          <table:table-cell table:formula="of:=COM.MICROSOFT.QUARTILE.EXC([.B5:.B32];3)" office:value-type="float" office:value="6" calcext:value-type="float">
            <text:p>6</text:p>
          </table:table-cell>
          <table:table-cell office:value-type="string" calcext:value-type="string">
            <text:p>QUARTILE.EXCLURE(E43:E70;3)</text:p>
          </table:table-cell>
          <table:table-cell table:number-columns-repeated="16377"/>
        </table:table-row>
        <table:table-row table:style-name="ro2">
          <table:table-cell table:formula="of:=[.A12]+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ercentile 42%</text:p>
          </table:table-cell>
          <table:table-cell table:formula="of:=COM.MICROSOFT.PERCENTILE.EXC([.B5:.B32];0.42)" office:value-type="float" office:value="-0.84" calcext:value-type="float">
            <text:p>-0,84</text:p>
          </table:table-cell>
          <table:table-cell office:value-type="string" calcext:value-type="string">
            <text:p>CENTILE.EXCLURE(E43:E70;0.42)</text:p>
          </table:table-cell>
          <table:table-cell table:number-columns-repeated="16377"/>
        </table:table-row>
        <table:table-row table:style-name="ro2">
          <table:table-cell table:formula="of:=[.A13]+1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2">
          <table:table-cell table:formula="of:=[.A14]+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B5:.B32])" office:value-type="float" office:value="10" calcext:value-type="float">
            <text:p>10</text:p>
          </table:table-cell>
          <table:table-cell office:value-type="string" calcext:value-type="string">
            <text:p>MAX(E43:E70)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calcext:value-type="string">
            <text:p>Minimum</text:p>
          </table:table-cell>
          <table:table-cell table:formula="of:=MIN([.B5:.B32])" office:value-type="float" office:value="-5" calcext:value-type="float">
            <text:p>-5</text:p>
          </table:table-cell>
          <table:table-cell office:value-type="string" calcext:value-type="string">
            <text:p>MIN(E43:E70)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calcext:value-type="string">
            <text:p>Etendue</text:p>
          </table:table-cell>
          <table:table-cell table:formula="of:=MAX([.B5:.B32])-MIN([.B5:.B32])" office:value-type="float" office:value="15" calcext:value-type="float">
            <text:p>15</text:p>
          </table:table-cell>
          <table:table-cell office:value-type="string" calcext:value-type="string">
            <text:p><text:s/>MAX(E43:E70)-MIN(E43:E70)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charset="x-symbol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roman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/>
      <number:text>/</number:text>
      <number:month number:style="long"/>
      <number:text>/</number:text>
      <number:year number:style="long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2" style:volatile="true">
      <number:text loext:blank-width-char="-"> </number:text>
      <number:fill-character> </number:fill-character>
      <number:text loext:blank-width-char="-3">- €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 style:data-style-name="N2" text:time-value="18:48:41.4269343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vec_20_les_20_fonctions_20_Excel" style:display-name="PageStyle_Avec les fonctions Exc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._20_discrète_20_-_20_Diag._20_Bâtonnets" style:display-name="PageStyle_Var. discrète - Diag. Bâtonne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MG</meta:initial-creator>
    <meta:creation-date>2020-11-15T10:02:52</meta:creation-date>
    <dc:date>2025-04-01T19:17:07.357934633</dc:date>
    <meta:generator>LibreOffice/24.2.7.2$Linux_X86_64 LibreOffice_project/420$Build-2</meta:generator>
    <meta:editing-duration>PT38M11S</meta:editing-duration>
    <meta:editing-cycles>6</meta:editing-cycles>
    <meta:document-statistic meta:table-count="2" meta:cell-count="291" meta:object-count="3"/>
    <meta:user-defined meta:name="AppVersion">16.0300</meta:user-defined>
    <meta:user-defined meta:name="ContentTypeId">0x010100D89361FF0A25264689F219BBFE5AB049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include-hidden-cells="false" chart:treat-empty-cells="leave-gap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n" fo:country="US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500" chart:overlap="-21" chart:reverse-direction="false" text:line-break="false" loext:try-staggering-first="false" chart:link-data-style-to-source="false" chart:axis-position="0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loext:label-fill-color="#deebf7" loext:label-fill="solid" chart:link-data-style-to-source="tru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solid" draw:fill-color="#deebf7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17cm" svg:height="10.94cm" xlink:href=".." xlink:type="simple" chart:class="chart:bar" chart:style-name="ch1">
        <chart:title svg:x="3.265cm" svg:y="0.353cm" chart:style-name="ch2">
          <text:p>Diagramme en bâtonnets (ou en barres) des effectifs</text:p>
        </chart:title>
        <chart:plot-area chart:style-name="ch3" table:cell-range-address="'Var. discrète - Diag. Bâtonnets'.B8:'Var. discrète - Diag. Bâtonnets'.C15" chart:data-source-has-labels="column" svg:x="1.879cm" svg:y="1.248cm" svg:width="16.849cm" svg:height="8.082cm">
          <chart:coordinate-region svg:x="2.139cm" svg:y="1.475cm" svg:width="16.589cm" svg:height="7.305cm"/>
          <chart:axis chart:dimension="x" chart:name="primary-x" chart:style-name="ch4" chartooo:axis-type="auto">
            <chartooo:date-scale/>
            <chart:title svg:x="8.77cm" svg:y="9.548cm" chart:style-name="ch5">
              <text:p>Valeurs observées</text:p>
            </chart:title>
            <chart:categories table:cell-range-address="'Var. discrète - Diag. Bâtonnets'.B8:'Var. discrète - Diag. Bâtonnets'.B15"/>
          </chart:axis>
          <chart:axis chart:dimension="y" chart:name="primary-y" chart:style-name="ch6">
            <chart:title svg:x="0.808cm" svg:y="5.988cm" chart:style-name="ch7">
              <text:p>Effectifs</text:p>
            </chart:title>
            <chart:grid chart:style-name="ch8" chart:class="major"/>
          </chart:axis>
          <chart:series chart:style-name="ch9" chart:values-cell-range-address="'Var. discrète - Diag. Bâtonnets'.C8:'Var. discrète - Diag. Bâtonnets'.C15" chart:class="chart:bar">
            <chart:data-point chart:repeated="8"/>
            <chart:data-label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5">
                <text:p>15</text:p>
                <draw:g>
                  <svg:desc>'Var. discrète - Diag. Bâtonnets'.B8:'Var. discrète - Diag. Bâtonnets'.B15</svg:desc>
                </draw:g>
              </table:table-cell>
              <table:table-cell office:value-type="float" office:value="2">
                <text:p>2</text:p>
                <draw:g>
                  <svg:desc>'Var. discrète - Diag. Bâtonnets'.C8:'Var. discrète - Diag. Bâtonnets'.C15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fr" fo:country="BE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fr" fo:country="FR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-7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10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57cm" svg:height="9.58cm" xlink:href=".." xlink:type="simple" chart:class="chart:scatter" chart:style-name="ch1">
        <chart:title svg:x="3.931cm" svg:y="0.326cm" chart:style-name="ch2">
          <text:p>Diagramme en escalier des effectifs cumulés</text:p>
        </chart:title>
        <chart:plot-area chart:style-name="ch3" table:cell-range-address="'Var. discrète - Diag. Bâtonnets'.S30:'Var. discrète - Diag. Bâtonnets'.T54" svg:x="1.51cm" svg:y="1.502cm" svg:width="16.689cm" svg:height="6.302cm">
          <chart:coordinate-region svg:x="1.955cm" svg:y="1.728cm" svg:width="15.648cm" svg:height="5.526cm"/>
          <chart:axis chart:dimension="x" chart:name="primary-x" chart:style-name="ch4">
            <chart:title svg:x="8.321cm" svg:y="7.995cm" chart:style-name="ch5">
              <text:p>V
Valeurs observées</text:p>
            </chart:title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6.08cm" chart:style-name="ch9">
              <text:p>Effectifs cumulés</text:p>
            </chart:title>
            <chart:grid chart:style-name="ch6" chart:class="major"/>
          </chart:axis>
          <chart:axis chart:dimension="y" chart:name="secondary-y" chart:style-name="ch10"/>
          <chart:series chart:attached-axis="primary-y" chart:style-name="ch11" chart:values-cell-range-address="'Var. discrète - Diag. Bâtonnets'.T30:'Var. discrète - Diag. Bâtonnets'.T54" chart:class="chart:scatter">
            <chart:domain table:cell-range-address="'Var. discrète - Diag. Bâtonnets'.S30:'Var. discrète - Diag. Bâtonnets'.S54"/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Var. discrète - Diag. Bâtonnets'.S30:'Var. discrète - Diag. Bâtonnets'.S54</svg:desc>
                </draw:g>
              </table:table-cell>
              <table:table-cell office:value-type="float" office:value="2">
                <text:p>2</text:p>
                <draw:g>
                  <svg:desc>'Var. discrète - Diag. Bâtonnets'.T30:'Var. discrète - Diag. Bâtonnets'.T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-6" chart:tick-mark-position="at-axis"/>
      <style:graphic-properties svg:stroke-width="0.062cm" svg:stroke-color="#ff0000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pt" fo:language="fr" fo:country="FR" style:font-size-asian="10pt" style:font-size-complex="10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-6" chart:tick-mark-position="at-axis"/>
      <style:graphic-properties svg:stroke-width="0.026cm" svg:stroke-color="#ff0000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fr" fo:country="FR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draw:stroke="none" svg:stroke-width="0.053cm" svg:stroke-linecap="round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558cm" svg:height="9.432cm" xlink:href=".." xlink:type="simple" chart:class="chart:scatter" chart:style-name="ch1">
        <chart:plot-area chart:style-name="ch2" table:cell-range-address="'Var. discrète - Diag. Bâtonnets'.Q2:'Var. discrète - Diag. Bâtonnets'.R24 'Var. discrète - Diag. Bâtonnets'.C8:'Var. discrète - Diag. Bâtonnets'.C15" svg:x="1.802cm" svg:y="1.519cm" svg:width="18.041cm" svg:height="7.449cm">
          <chart:coordinate-region svg:x="2.062cm" svg:y="1.746cm" svg:width="17.607cm" svg:height="6.672cm"/>
          <chart:axis chart:dimension="x" chart:name="primary-x" chart:style-name="ch3">
            <chart:title svg:x="9.289cm" svg:y="8.744cm" chart:style-name="ch4">
              <text:p>Valeurs observées</text:p>
            </chart:title>
            <chart:grid chart:style-name="ch5" chart:class="major"/>
          </chart:axis>
          <chart:axis chart:dimension="y" chart:name="primary-y" chart:style-name="ch6">
            <chart:title svg:x="0.227cm" svg:y="5.942cm" chart:style-name="ch7">
              <text:p>Effectifs
</text:p>
            </chart:title>
            <chart:grid chart:style-name="ch5" chart:class="major"/>
          </chart:axis>
          <chart:series chart:style-name="ch8" chart:values-cell-range-address="'Var. discrète - Diag. Bâtonnets'.R2:'Var. discrète - Diag. Bâtonnets'.R24" chart:class="chart:scatter">
            <chart:domain table:cell-range-address="'Var. discrète - Diag. Bâtonnets'.Q2:'Var. discrète - Diag. Bâtonnets'.Q24"/>
            <chart:data-point chart:repeated="23"/>
          </chart:series>
          <chart:series chart:style-name="ch9" chart:values-cell-range-address="'Var. discrète - Diag. Bâtonnets'.C8:'Var. discrète - Diag. Bâtonnets'.C15" chart:class="chart:scatter">
            <chart:domain table:cell-range-address="'Var. discrète - Diag. Bâtonnets'.B8:'Var. discrète - Diag. Bâtonnets'.B15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Var. discrète - Diag. Bâtonnets'.Q2:'Var. discrète - Diag. Bâtonnets'.Q24</svg:desc>
                </draw:g>
              </table:table-cell>
              <table:table-cell office:value-type="float" office:value="2">
                <text:p>2</text:p>
                <draw:g>
                  <svg:desc>'Var. discrète - Diag. Bâtonnets'.R2:'Var. discrète - Diag. Bâtonnets'.R24</svg:desc>
                </draw:g>
              </table:table-cell>
              <table:table-cell office:value-type="float" office:value="15">
                <text:p>15</text:p>
                <draw:g>
                  <svg:desc>'Var. discrète - Diag. Bâtonnets'.B8:'Var. discrète - Diag. Bâtonnets'.B15</svg:desc>
                </draw:g>
              </table:table-cell>
              <table:table-cell office:value-type="float" office:value="2">
                <text:p>2</text:p>
                <draw:g>
                  <svg:desc>'Var. discrète - Diag. Bâtonnets'.C8:'Var. discrète - Diag. Bâtonnets'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